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2.85" calcext:value-type="float">
            <text:p>32.8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87742.4" calcext:value-type="float">
            <text:p>87742.4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41861.8" calcext:value-type="float">
            <text:p>41861.8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6.6" calcext:value-type="float">
            <text:p>206.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617.15" calcext:value-type="float">
            <text:p>617.1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98837139.1" calcext:value-type="float">
            <text:p>198837139.1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65600.6677" calcext:value-type="float">
            <text:p>165600.6677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41827" calcext:value-type="float">
            <text:p>4182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42248" calcext:value-type="float">
            <text:p>54224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934" calcext:value-type="float">
            <text:p>6934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379.288" calcext:value-type="float">
            <text:p>266379.28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30435" calcext:value-type="float">
            <text:p>130435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9931" calcext:value-type="float">
            <text:p>7993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1260460" calcext:value-type="float">
            <text:p>1260460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1257" calcext:value-type="float">
            <text:p>4125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842091" calcext:value-type="float">
            <text:p>84209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p[EMP14]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36.36" calcext:value-type="float">
            <text:p>36.36</text:p>
          </table:table-cell>
          <table:table-cell office:value-type="float" office:value="2.366" calcext:value-type="float">
            <text:p>2.3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p[EMP14]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/>
          <table:table-cell office:value-type="float" office:value="72.23" calcext:value-type="float">
            <text:p>72.23</text:p>
          </table:table-cell>
          <table:table-cell office:value-type="float" office:value="2.36925" calcext:value-type="float">
            <text:p>2.36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ap_naive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nap_optimize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SLap_naiv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SLap_optimized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SLap_naive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SLap_optimize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6T09:28:44.606142501</dc:date>
    <meta:editing-duration>PT7H37M6S</meta:editing-duration>
    <meta:editing-cycles>29</meta:editing-cycles>
    <meta:generator>LibreOffice/7.3.7.2$Linux_X86_64 LibreOffice_project/30$Build-2</meta:generator>
    <meta:document-statistic meta:table-count="1" meta:cell-count="213" meta:object-count="0"/>
  </office:meta>
</office:document-meta>
</file>